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800009EA6000036282B6DF613.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font-size="24pt" fo:language="en" fo:country="US" style:font-size-asian="24pt" style:font-size-complex="24pt"/>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start" style:justify-single-word="false"/>
      <style:text-properties fo:language="en" fo:country="US" fo:font-weight="bold" style:font-weight-asian="bold" style:font-weight-complex="bold"/>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US" fo:background-color="#ffff00"/>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Heading">
      <style:text-properties fo:font-size="24pt" fo:language="en" fo:country="US" style:font-size-asian="24pt" style:font-size-complex="24pt"/>
    </style:style>
    <style:style style:name="P13" style:family="paragraph" style:parent-style-name="Text_20_body" style:master-page-name="">
      <style:paragraph-properties style:page-number="auto"/>
      <style:text-properties fo:language="en" fo:country="US"/>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Bibliography_20_1">
      <style:paragraph-properties fo:margin-left="0cm" fo:margin-right="0cm" fo:text-indent="0cm" style:auto-text-indent="false"/>
      <style:text-properties fo:language="de" fo:country="D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 style:master-page-name="First_20_Page">
      <style:paragraph-properties style:page-number="auto"/>
      <style:text-properties fo:font-size="24pt" fo:language="en" fo:country="US" style:font-size-asian="24pt" style:font-size-complex="24pt"/>
    </style:style>
    <style:style style:name="P20" style:family="paragraph" style:parent-style-name="Text_20_body" style:list-style-name="L1">
      <style:text-properties fo:language="en" fo:country="US"/>
    </style:style>
    <style:style style:name="P21" style:family="paragraph" style:parent-style-name="Text_20_body">
      <style:text-properties fo:language="de" fo:country="DE"/>
    </style:style>
    <style:style style:name="P22" style:family="paragraph" style:parent-style-name="Heading_20_1">
      <style:text-properties fo:language="en" fo:country="US"/>
    </style:style>
    <style:style style:name="P23" style:family="paragraph" style:parent-style-name="Heading_20_1">
      <style:text-properties fo:language="de" fo:country="DE"/>
    </style:style>
    <style:style style:name="P24" style:family="paragraph" style:parent-style-name="Heading_20_1" style:master-page-name="Standard">
      <style:paragraph-properties style:page-number="1"/>
      <style:text-properties fo:language="en" fo:country="US"/>
    </style:style>
    <style:style style:name="P25" style:family="paragraph" style:parent-style-name="Heading_20_1">
      <style:paragraph-properties fo:break-before="page"/>
      <style:text-properties fo:language="de" fo:country="DE"/>
    </style:style>
    <style:style style:name="P26" style:family="paragraph" style:parent-style-name="Contents_20_Heading" style:master-page-name="Index">
      <style:paragraph-properties style:page-number="auto"/>
    </style:style>
    <style:style style:name="P27" style:family="paragraph" style:parent-style-name="Heading_20_2">
      <style:text-properties fo:language="en" fo:country="US"/>
    </style:style>
    <style:style style:name="P28" style:family="paragraph" style:parent-style-name="Heading_20_2">
      <style:text-properties fo:language="de" fo:country="DE"/>
    </style:style>
    <style:style style:name="P29"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font-name="Liberation Mono" fo:language="en" fo:country="US"/>
    </style:style>
    <style:style style:name="T13" style:family="text">
      <style:text-properties fo:background-color="transparent"/>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transparent"/>
    </style:style>
    <style:style style:name="T16" style:family="text">
      <style:text-properties style:use-window-font-color="true" style:text-outline="false" style:text-line-through-style="none" style:font-name="DejaVu Sans" fo:font-size="8pt" fo:letter-spacing="normal"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2"/>
      <text:p text:style-name="P12"/>
      <text:p text:style-name="P12">Planet-wide diffuse and direct irradiation retrieval using geostationary satellites</text:p>
      <text:p text:style-name="P4"/>
      <text:p text:style-name="P13"/>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14">Leitung:</text:p>
            <text:p text:style-name="P10">Prof. Dr. J. Bendix</text:p>
            <text:p text:style-name="P10">bendix@staff.uni-marburg.de<text:line-break/>+49 6421 28-24266</text:p>
            <text:p text:style-name="P10">Philipps-Universität Marburg<text:line-break/>Masterarbeit</text:p>
          </table:table-cell>
          <table:table-cell table:style-name="Table1.A1" office:value-type="string">
            <text:p text:style-name="P7">Autor:</text:p>
            <text:p text:style-name="P11">B.Sc. Daniel Lee<text:line-break/>Matrikelnummer: 2194295<text:line-break/>Hauptfach: Geographie (M.Sc.)<text:line-break/>Nebenfach: Informatik</text:p>
            <text:p text:style-name="P8"><text:span text:style-name="T9">Lee@isi-solutions.org</text:span><text:line-break/>+49 176 612 77269<text:line-break/>Friedrich-Naumann-Str. 11<text:line-break/>35037 Marburg</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15"><text:a xlink:type="simple" xlink:href="#__RefHeading__974_1807602424" text:style-name="Index_20_Link" text:visited-style-name="Index_20_Link"><text:s/>1 Introduction<text:tab/>1</text:a></text:p>
          <text:p text:style-name="P18"><text:a xlink:type="simple" xlink:href="#__RefHeading__976_1807602424" text:style-name="Index_20_Link" text:visited-style-name="Index_20_Link"><text:s/>1.1 Solar irradiation: A missing ECV<text:tab/>1</text:a></text:p>
          <text:p text:style-name="P15"><text:a xlink:type="simple" xlink:href="#__RefHeading__978_1807602424" text:style-name="Index_20_Link" text:visited-style-name="Index_20_Link"><text:s/>2 Conclusions<text:tab/>1</text:a></text:p>
          <text:p text:style-name="P15"><text:a xlink:type="simple" xlink:href="#__RefHeading__980_1807602424" text:style-name="Index_20_Link" text:visited-style-name="Index_20_Link"><text:s/>3 Einleitung: Solareinstrahlung und Satelliten<text:tab/>1</text:a></text:p>
          <text:p text:style-name="P15"><text:a xlink:type="simple" xlink:href="#__RefHeading__982_1807602424" text:style-name="Index_20_Link" text:visited-style-name="Index_20_Link"><text:s/>4 Fragestellung und Zielsetzung<text:tab/>2</text:a></text:p>
          <text:p text:style-name="P15"><text:a xlink:type="simple" xlink:href="#__RefHeading__984_1807602424" text:style-name="Index_20_Link" text:visited-style-name="Index_20_Link"><text:s/>5 Methoden und Datenquellen<text:tab/>2</text:a></text:p>
          <text:p text:style-name="P15"><text:a xlink:type="simple" xlink:href="#__RefHeading__986_1807602424" text:style-name="Index_20_Link" text:visited-style-name="Index_20_Link"><text:s/>6 Vorläufige Gliederung<text:tab/>5</text:a></text:p>
          <text:p text:style-name="P15"><text:a xlink:type="simple" xlink:href="#__RefHeading__988_1807602424" text:style-name="Index_20_Link" text:visited-style-name="Index_20_Link">Bibliographie<text:tab/>6</text:a></text:p>
        </text:index-body>
      </text:table-of-content>
      <text:p text:style-name="P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8"/>
      <text:h text:style-name="P24" text:outline-level="1"><text:bookmark-start text:name="__RefHeading__974_1807602424"/>Introduction<text:bookmark-end text:name="__RefHeading__974_1807602424"/></text:h>
      <text:h text:style-name="P27" text:outline-level="2"><text:bookmark-start text:name="__RefHeading__976_1807602424"/>Solar irradiation: A missing ECV<text:bookmark-end text:name="__RefHeading__976_1807602424"/></text:h>
      <text:p text:style-name="Text_20_body"><text:span text:style-name="T10">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text:span text:style-name="T10">.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text:span text:style-name="T10">.</text:span></text:p>
      <text:p text:style-name="Text_20_body"><text:span text:style-name="T10">And yet we don't know a whole lot about it. Sunlight is considered an essential climate variable (</text:span><text:span text:style-name="T11">quote</text:span><text:span text:style-name="T10">)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 Because the irradiation composition in diffuse and beam irradiation is also relevant for a bunch of things (</text:span><text:span text:style-name="T11">energy, ecology, etc. - quotes</text:span><text:span text:style-name="T10">),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Hammer 2001)</text:span><text:reference-mark-end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 So we'd need an incredibly dense network of measuring instruments in order to get it all.</text:span></text:p>
      <text:p text:style-name="Text_20_body"><text:span text:style-name="T10">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 Other methods of producing solar irradiation data from other sources have often proved difficult and too inaccurate (</text:span><text:span text:style-name="T11">quotes – Satel-Light, etc.</text:span><text:span text:style-name="T10">).</text:span></text:p>
      <text:p text:style-name="Text_20_body"><text:span text:style-name="T10">In order to fulfill our requirements, we need high quality, high resolution data – preferably for the whole world. This study will attempt to obtain great data with a high spatiotemporal resolution and accuracy using geostationary satellites. It validates the produced data using ground measurements and compares it to other global data sets. It'll be a proof of concept for producing a global data set with high quality and a long series of measurements. It shows that </text:span><text:span text:style-name="T11">whatever the results of the study are</text:span><text:span text:style-name="T10">.</text:span></text:p>
      <text:p text:style-name="P6">This study is original because nobody's every done this kind of thing worldwide based only on the satellite stuff – all the other stuff is based on complicated models or dumb interpolation that doesn't work anyway.</text:p>
      <text:p text:style-name="P6">The expected gain from doing this study is proving that you can use satellite data to do what was impossible before, and that it validates well. If this proof of concept works, the algorithm is robust enough to extend backwards to the beginning uses of geostationary satellites, which is a long way.</text:p>
      <text:p text:style-name="P6">The study will be important for the scientific world because if the method works we have lots more data than we had before, so we can really calibrate a lot of stuff like ecosystem models and that kind of thing. Plus, we'll have data for the ocean, which was really hard to get before. Everybody wants to know where the sun's shining on the ocean, but until now you had to go surfing for that.</text:p>
      <text:p text:style-name="P6"><text:soft-page-break/>It's expected that this study will be successful because the results are so good for the Meteosat series. We'll have to see about it though.</text:p>
      <text:p text:style-name="P6">The study's got special meaning for all of the areas already mentioned (energy, ecology, just because it's an ECV).</text:p>
      <text:p text:style-name="P6">The hypothesis: the data produced using this method will validate well, proving that the concept is useful even for other satellites.</text:p>
      <text:p text:style-name="P6">Focus (theme delineation): I evaluate the algorithm, explain the code, produce data and validate it using ground measurements. I also compare it to other similar data sets.</text:p>
      <text:p text:style-name="P6">The method makes sense because it's currently the best one we have – it requires the fewest inputs and delivers the highest accuracy. Also, it's robust enough to use with any satellite.</text:p>
      <text:h text:style-name="P22" text:outline-level="1">Previous research</text:h>
      <text:p text:style-name="P5">Measurement techniques and databases are set forth in the following section.</text:p>
      <text:h text:style-name="P27" text:outline-level="2">Measurements</text:h>
      <text:h text:style-name="P29" text:outline-level="3">Ground based measurements</text:h>
      <text:p text:style-name="P5">Technology of measuring solar irradiation</text:p>
      <text:p text:style-name="P5">BSRN &amp; WRDC networks</text:p>
      <text:p text:style-name="P5">PVGIS, NREL, National Solar Radiation Data Base (TMY), SoDa, texas Solar Radiation Database,</text:p>
      <text:h text:style-name="P29" text:outline-level="3">Satellite based retrieval</text:h>
      <text:p text:style-name="P5">Polar orbiters or geostationary satellites?</text:p>
      <text:p text:style-name="P5">PVGIS, NASA, CM SAF, <text:s/>Satel-Light</text:p>
      <text:h text:style-name="P29" text:outline-level="3">Model simulation</text:h>
      <text:p text:style-name="P5">(See publications of that Italian guy I met in Offenbach)</text:p>
      <text:p text:style-name="P5">Statistic or dynamic modeling?</text:p>
      <text:h text:style-name="P27" text:outline-level="2">Available data</text:h>
      <text:h text:style-name="P29" text:outline-level="3">Ground based data sets</text:h>
      <text:h text:style-name="P29" text:outline-level="3">Satellite based data sets</text:h>
      <text:p text:style-name="P5">CLARA data set from CM SAF </text:p>
      <text:p text:style-name="Text_20_body"><text:span text:style-name="T10">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text:p>
      <text:p text:style-name="Text_20_body"><text:soft-page-break/><text:span text:style-name="T10">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text:p>
      <text:h text:style-name="P29" text:outline-level="3">Model based data sets</text:h>
      <text:h text:style-name="P22" text:outline-level="1">Methods and data</text:h>
      <text:p text:style-name="P5">– Figure of work flow and data sources –</text:p>
      <text:h text:style-name="P27" text:outline-level="2">Base data sources and satellite peculiarities</text:h>
      <text:p text:style-name="P5">!! Which satellites will I use?</text:p>
      <text:p text:style-name="Text_20_body"><text:span text:style-name="T10"><text:tab/></text:span><text:a xlink:type="simple" xlink:href="http://www.oso.noaa.gov/goesstatus/">http://www.oso.noaa.gov/goesstatus/</text:a><text:span text:style-name="T10">: GOES 15 (West) and East (13) are operational at the moment.</text:span></text:p>
      <text:p text:style-name="Text_20_body"><text:a xlink:type="simple" xlink:href="http://www.ssec.wisc.edu/data/geo/index.php?satellite=met-iodc&amp;file=jpg">http://www.ssec.wisc.edu/data/geo/index.php?satellite=met-iodc&amp;file=jpg</text:a><text:span text:style-name="T10"> – some cool pictures. This shows me Meteosat East (MET-IODC). MET-PRIME is Meteosat main. MTSAT's also visible.</text:span></text:p>
      <text:p text:style-name="Text_20_body"><text:span text:style-name="T10">The page is good in general and has some great links: </text:span><text:a xlink:type="simple" xlink:href="http://www.ssec.wisc.edu/data/">http://www.ssec.wisc.edu/data/</text:a></text:p>
      <text:p text:style-name="Text_20_body"><text:span text:style-name="T10">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0">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0">Here are some pictures of the views of each satellite individually: </text:span><text:a xlink:type="simple" xlink:href="http://de.allmetsat.com/satellit-mtsat.php">http://de.allmetsat.com/satellit-mtsat.php</text:a></text:p>
      <text:p text:style-name="Text_20_body"><text:span text:style-name="T10">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0">Good geostat sat map &amp; info: </text:span><text:a xlink:type="simple" xlink:href="http://www.ssec.wisc.edu/mcidas/doc/learn_guide/2008/sat-1.html">http://www.ssec.wisc.edu/mcidas/doc/learn_guide/2008/sat-1.html</text:a></text:p>
      <text:p text:style-name="Text_20_body"><text:span text:style-name="T10">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9">! I need the distance (altitude) and aperture angle of each satellite from the earth.</text:p>
      <text:p text:style-name="P9"><text:span text:style-name="T13">Some info about the GOES orbital characteristics and further links. </text:span><text:a xlink:type="simple" xlink:href="http://www.noaasis.noaa.gov/NOAASIS/ml/genlsatl.html"><text:span text:style-name="T13">http://www.noaasis.noaa.gov/NOAASIS/ml/genlsatl.html</text:span></text:a></text:p>
      <text:p text:style-name="P9"><text:span text:style-name="T15">Live tracking of satellite positions<text:line-break/></text:span><text:a xlink:type="simple" xlink:href="http://www.n2yo.com/?s=28937" office:target-frame-name="_blank" xlink:show="new">http://www.n2yo.com/?s=28937</text:a></text:p>
      <text:p text:style-name="P17"><text:span text:style-name="T14">Mtsat specs from jma<text:line-break/></text:span><text:a xlink:type="simple" xlink:href="http://www.jma.go.jp/jma/jma-eng/satellite/index.html">http://www.jma.go.jp/jma/jma-eng/satellite/index.html</text:a></text:p>
      <text:p text:style-name="P17">Scan specs of GOES: <text:a xlink:type="simple" xlink:href="http://www.class.ngdc.noaa.gov/release/data_available/goes/index.htm">http://www.class.ngdc.noaa.gov/release/data_available/goes/index.htm</text:a><text:line-break/>Altitude: 35,790 km over equator<text:line-break/><text:soft-page-break/>Page also contains an overview of all the satellites used, ever ever. Wowee. Plus start and end dates. A really good source containing exact information about satellite calibration and stuff.</text:p>
      <text:p text:style-name="P17">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7">Contact page: <text:a xlink:type="simple" xlink:href="http://www.jma.go.jp/jma/jma-eng/satellite/About/About_index.html">http://www.jma.go.jp/jma/jma-eng/satellite/About/About_index.html</text:a>. Called on 27.6.2012 and asked. Said I should email.<text:line-break/>Address: metsat@met.kishou.go.jp</text:p>
      <text:p text:style-name="P5">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5">That means:</text:p>
      <text:list xml:id="list1966661554" text:style-name="L1">
        <text:list-item>
          <text:p text:style-name="P20">GOES-9++ was located at GMS-5 from 23.4.2003-13.7.2004</text:p>
        </text:list-item>
        <text:list-item>
          <text:p text:style-name="P20">GOES-10 was located at West for this period</text:p>
        </text:list-item>
        <text:list-item>
          <text:p text:style-name="P20">GOES-12 was at East</text:p>
          <text:list>
            <text:list-item>
              <text:p text:style-name="P20">http://www.class.ngdc.noaa.gov/release/data_available/goes/index.htm</text:p>
            </text:list-item>
          </text:list>
        </text:list-item>
        <text:list-item>
          <text:p text:style-name="P20">Meteosat-7 was located at Prime in the same time period</text:p>
        </text:list-item>
        <text:list-item>
          <text:p text:style-name="P20">Meteosat-5 was located at IODC</text:p>
          <text:list>
            <text:list-item>
              <text:p text:style-name="P20">http://www.eumetsat.int/Home/Main/Satellites/MeteosatFirstGeneration/MissionOverview/index.htm?l=en</text:p>
            </text:list-item>
          </text:list>
        </text:list-item>
      </text:list>
      <text:p text:style-name="Text_20_body"><text:span text:style-name="T10">Differences between Meteosat's and GMS' sensors: </text:span><text:a xlink:type="simple" xlink:href="http://psbcw1.nesdis.noaa.gov/terascan/home_basic/geosats_sensors_tables.html#GMS%20Sensor">http://psbcw1.nesdis.noaa.gov/terascan/home_basic/geosats_sensors_tables.html#GMS%20Sensor</text:a></text:p>
      <text:p text:style-name="P5">First the relative cloud albedo is determined using self calibration. This is done with the project HelClim. It takes XPIF data. It's done with the CAL-MVIRI-openMTP.sh script in helclim/exe/. At the moment you have to use the 32 bit version.</text:p>
      <text:p text:style-name="P5"/>
      <text:p text:style-name="P5">Then you run magic to find the irradiation hitting the ground. You compile everything as it's described. The shell script provided should be used to set up the ini file which the magic program (c) reads.</text:p>
      <text:p text:style-name="Text_20_body"><text:span text:style-name="T10">- Some things to do in the code: On the line with </text:span><text:span text:style-name="T12">clear.b[lin][col]=Bmlb/coszen </text:span><text:span text:style-name="T10">take out the “</text:span><text:span text:style-name="T12">coszen</text:span><text:span text:style-name="T10">” term. It gives you beam irradiation on a normal surface rather than a horizontal one.</text:span></text:p>
      <text:h text:style-name="P27" text:outline-level="2"><text:soft-page-break/>Validation data sources and peculiarities</text:h>
      <text:h text:style-name="P27" text:outline-level="2">Format conversion</text:h>
      <text:h text:style-name="P27" text:outline-level="2">MAGIC SOL</text:h>
      <text:h text:style-name="P27" text:outline-level="2">Validation techniques</text:h>
      <text:h text:style-name="P22" text:outline-level="1">Results</text:h>
      <text:h text:style-name="P22" text:outline-level="1">Discussion</text:h>
      <text:h text:style-name="P27" text:outline-level="2">Validation results</text:h>
      <text:h text:style-name="P27" text:outline-level="2">Comparison to similar data sets</text:h>
      <text:h text:style-name="P27" text:outline-level="2">Feasibility in expanding temporal coverage</text:h>
      <text:h text:style-name="P27" text:outline-level="2">Feasibility in expanding spatial coverage</text:h>
      <text:h text:style-name="P27" text:outline-level="2">Future data availability</text:h>
      <text:h text:style-name="P22" text:outline-level="1"><text:bookmark-start text:name="__RefHeading__978_1807602424"/>Conclusions<text:bookmark-end text:name="__RefHeading__978_1807602424"/></text:h>
      <text:p text:style-name="P5">Short and simple, how well the method worked.</text:p>
      <text:h text:style-name="P27" text:outline-level="2">Practical uses</text:h>
      <text:h text:style-name="P27" text:outline-level="2">Possibilities of improvement</text:h>
      <text:h text:style-name="P29" text:outline-level="3">Cross-calibration to homogenize data</text:h>
      <text:h text:style-name="P29" text:outline-level="3">Updates to atmospheric values in MAGIC LUTs</text:h>
      <text:p text:style-name="P5">There are lots of possibilities to continue this work by expanding its quality and the time that it covers.</text:p>
      <text:p text:style-name="P5">Mention of the availability of earth observing satellites.</text:p>
      <text:h text:style-name="P22" text:outline-level="1" text:is-list-header="true">Acknowlegements</text:h>
      <text:p text:style-name="P5">Thanks to Jörg Bendix, Jörg Trentmann, Richard Müller and Thomas Huld for their support in technical and theoretical aspects of the work. Thanks to EUMETSAT, NOAA and JMA for providing data. Thanks to the open source community, especially GRASS GIS, R, QGIS, <text:soft-page-break/>OpenSUSE and Zotero. Thanks to the ISIS team for carrying the torch while I was away. Thanks to the many unnamed people that helped with their ideas, proofreading, and psychological support.</text:p>
      <text:h text:style-name="P22" text:outline-level="1" text:is-list-header="true">Bibliography</text:h>
      <text:section text:style-name="Sect1" text:name="ZOTERO_BIBL {&quot;custom&quot;:[]} CSL_BIBLIOGRAPHY RNDT8zDClFVM9">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oft-page-break/><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6"/>
      <text:h text:style-name="P25" text:outline-level="1" text:is-list-header="true">Appendix</text:h>
      <text:h text:style-name="P28" text:outline-level="2">Source codes</text:h>
      <text:h text:style-name="P25"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Hammer 2001)<text:reference-mark-end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text:span text:style-name="T3">.</text:span></text:p>
      <text:h text:style-name="P23"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Hammer 2001)<text:reference-mark-end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23" text:outline-level="1"><text:bookmark-start text:name="__RefHeading__984_1807602424"/>Methoden und Datenquellen<text:bookmark-end text:name="__RefHeading__984_1807602424"/></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text:soft-page-break/>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3">Nach der Erstellung des globalen Datensatzes werden die Daten mit ähnlichen globalen Daten­sätzen (ISCCP, GEWEX und ERA-Interim) verglichen und durch Stationsmessungen des BSRN-Netzwerks validiert.</text:p>
      <text:h text:style-name="Heading_20_1" text:outline-level="1"><text:soft-page-break/>Picture collection</text:h>
      <text:p text:style-name="Text_20_body"><draw:frame draw:style-name="fr2" draw:name="graphics1" text:anchor-type="as-char" svg:width="8.999cm" style:rel-width="100%" svg:height="6.35cm" style:rel-height="scale" draw:z-index="1"><draw:image xlink:href="http://www.eohandbook.com/eohb05/images/fig_02_%28weather%29.jpg" xlink:type="simple" xlink:show="embed" xlink:actuate="onLoad"/></draw:frame></text:p>
      <text:p text:style-name="Text_20_body">Source: <text:span text:style-name="T16">http://www.eohandbook.com/eohb05/ceos/part2_6.html</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2</text:page-number></text:span> <text:s/>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2B6DF613.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22H20M50S</meta:editing-duration>
    <meta:editing-cycles>60</meta:editing-cycles>
    <meta:generator>LibreOffice/3.5$Linux_X86_64 LibreOffice_project/350m1$Build-2</meta:generator>
    <meta:initial-creator>Daniel Lee</meta:initial-creator>
    <dc:date>2012-07-04T14:49:56</dc:date>
    <dc:creator>Daniel Lee</dc:creator>
    <meta:document-statistic meta:table-count="1" meta:image-count="2" meta:object-count="0" meta:page-count="14" meta:paragraph-count="156" meta:word-count="3386" meta:character-count="24488" meta:non-whitespace-character-count="22016"/>
    <meta:user-defined meta:name="Info 1"/>
    <meta:user-defined meta:name="Info 2"/>
    <meta:user-defined meta:name="Info 3"/>
    <meta:user-defined meta:name="Info 4"/>
    <meta:user-defined meta:name="ZOTERO_PREF_1" meta:value-type="string">&lt;data data-version="3" zotero-version="3.0.7"&gt;&lt;session id="zyvS9rV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